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 Rendu – TP 5 – Processus – Groupe A</text:p>
      <text:p text:style-name="P1"/>
      <text:p text:style-name="P2"/>
      <text:p text:style-name="P3">Question 1</text:p>
      <text:p text:style-name="P2"/>
      <text:p text:style-name="P2">1) Le retour de cette commande montre le PID ( Process IDentifier ).</text:p>
      <text:p text:style-name="P2"/>
      <text:p text:style-name="P2">2) Cette commande met en vielle un processus. </text:p>
      <text:p text:style-name="P2"/>
      <text:p text:style-name="P2">3) '' sleep 2000 &amp; '' et '' sleep 3000 &amp; ''</text:p>
      <text:p text:style-name="P2"/>
      <text:p text:style-name="P2">4) On lance en avant plan avec la commande : '' sleep 3000 ''.</text:p>
      <text:p text:style-name="P2">Pour récupérer la main sur le shell on fait Ctrl + Z</text:p>
      <text:p text:style-name="P2"/>
      <text:p text:style-name="P2">5) On exécute la commande : '' ps ''</text:p>
      <text:p text:style-name="P2"/>
      <text:p text:style-name="P2">[root@dinfo133 ~]# ps</text:p>
      <text:p text:style-name="P2"><text:s text:c="2"/>PID TTY <text:s text:c="9"/>TIME CMD</text:p>
      <text:p text:style-name="P2"><text:s/>3446 pts/0 <text:s text:c="3"/>00:00:00 bash</text:p>
      <text:p text:style-name="P2"><text:s/>3531 pts/0 <text:s text:c="3"/>00:00:00 sleep</text:p>
      <text:p text:style-name="P2"><text:s/>3614 pts/0 <text:s text:c="3"/>00:00:00 ps</text:p>
      <text:p text:style-name="P2"/>
      <text:p text:style-name="P2">6) Pour la relancer en arrière plan on fait utilise la commande : '' bg ''</text:p>
      <text:p text:style-name="P2"/>
      <text:p text:style-name="P2">7) Pour la mettre en avant plan on fait fg et on la tue avec Ctrl + C.</text:p>
      <text:p text:style-name="P2"/>
      <text:p text:style-name="P2">8) Pour tuer le sleep 2000 &amp; on regarde son PID grâce a la commande '' ps '' et on le tue avec la commande '' kill ''.</text:p>
      <text:p text:style-name="P2">[root@dinfo133 ~]# kill 3654</text:p>
      <text:p text:style-name="P2">[2]+ <text:s/>Complété <text:s text:c="13"/>sleep 2000</text:p>
      <text:p text:style-name="P2"/>
      <text:p text:style-name="P2">9) Cela fonctionne comme prévu</text:p>
      <text:p text:style-name="P2"/>
      <text:p text:style-name="P2">[root@dinfo133 ~]# time sleep 20 </text:p>
      <text:p text:style-name="P2"/>
      <text:p text:style-name="P2">real<text:tab/>0m20.001s</text:p>
      <text:p text:style-name="P2">user<text:tab/>0m0.000s</text:p>
      <text:p text:style-name="P2">sys<text:tab/>0m0.000s</text:p>
      <text:p text:style-name="P2"/>
      <text:p text:style-name="P3">Question 2</text:p>
      <text:p text:style-name="P3"/>
      <text:p text:style-name="P4">1) Il y a que les grep qui change entre les deux commandes.</text:p>
      <text:p text:style-name="P4"/>
      <text:p text:style-name="P4">[root@dinfo133 ~]# ps aux|grep sleep</text:p>
      <text:p text:style-name="P4">root <text:s text:c="5"/>3531 <text:s/>0.0 <text:s/>0.0 100916 <text:s text:c="2"/>576 pts/0 <text:s text:c="3"/>S <text:s text:c="3"/>09:52 <text:s text:c="2"/>0:00 sleep 4000</text:p>
      <text:p text:style-name="P4">root <text:s text:c="5"/>3668 <text:s/>0.0 <text:s/>0.0 100916 <text:s text:c="2"/>576 pts/0 <text:s text:c="3"/>S <text:s text:c="3"/>10:06 <text:s text:c="2"/>0:00 sleep 10000</text:p>
      <text:p text:style-name="P4">root <text:s text:c="5"/>3683 <text:s/>0.0 <text:s/>0.0 103336 <text:s text:c="2"/>880 pts/0 <text:s text:c="3"/>S+ <text:s text:c="2"/>10:07 <text:s text:c="2"/>0:00 grep sleep</text:p>
      <text:p text:style-name="P4"/>
      <text:p text:style-name="P4">[root@dinfo133 ~]# ps aux|grep sleep</text:p>
      <text:p text:style-name="P4">root <text:s text:c="5"/>3531 <text:s/>0.0 <text:s/>0.0 100916 <text:s text:c="2"/>576 pts/0 <text:s text:c="3"/>S <text:s text:c="3"/>09:52 <text:s text:c="2"/>0:00 sleep 4000</text:p>
      <text:p text:style-name="P4">root <text:s text:c="5"/>3668 <text:s/>0.0 <text:s/>0.0 100916 <text:s text:c="2"/>576 pts/0 <text:s text:c="3"/>S <text:s text:c="3"/>10:06 <text:s text:c="2"/>0:00 sleep 10000</text:p>
      <text:p text:style-name="P4">root <text:s text:c="5"/>3689 <text:s/>0.0 <text:s/>0.0 103336 <text:s text:c="2"/>880 pts/0 <text:s text:c="3"/>S+ <text:s text:c="2"/>10:08 <text:s text:c="2"/>0:00 grep sleep</text:p>
      <text:p text:style-name="P4"><text:soft-page-break/>2) Non il est impossible d'arrêter l'execution de grep sleep avec la commande '' kill PID '', elle se met seulement en '' sommeil ''.</text:p>
      <text:p text:style-name="P4"/>
      <text:p text:style-name="P4">3)</text:p>
      <text:p text:style-name="P4">[root@dinfo133 ~]# kill 3668</text:p>
      <text:p text:style-name="P4">[2]- <text:s/>Complété <text:s text:c="13"/>sleep 10000</text:p>
      <text:p text:style-name="P4"/>
      <text:p text:style-name="P4">4) On remarque que l'on peut seulement suspendre un '' grep | sleep '' alors qu'on peut arrêter un '' sleep ''.</text:p>
      <text:p text:style-name="P4"/>
      <text:p text:style-name="P3">Question 3</text:p>
      <text:p text:style-name="P3"/>
      <text:p text:style-name="P4">1) [root@dinfo133 ~]# su -</text:p>
      <text:p text:style-name="P4">[root@dinfo133 ~]# yum install xorg-x11-apps</text:p>
      <text:p text:style-name="P4">Modules complémentaires chargés : fastestmirror, refresh-packagekit, security</text:p>
      <text:p text:style-name="P4">Configuration du processus d'installation</text:p>
      <text:p text:style-name="P4">Loading mirror speeds from cached hostfile</text:p>
      <text:p text:style-name="P4"><text:s/>* base: mirrors.ircam.fr</text:p>
      <text:p text:style-name="P4"><text:s/>* epel: mirrors.ircam.fr</text:p>
      <text:p text:style-name="P4"><text:s/>* extras: mirrors.ircam.fr</text:p>
      <text:p text:style-name="P4"><text:s/>* updates: ftp.pasteur.fr</text:p>
      <text:p text:style-name="P4">Le paquet xorg-x11-apps-7.7-6.el6.x86_64 est déjà installé dans sa dernière version</text:p>
      <text:p text:style-name="P4">Rien à faire</text:p>
      <text:p text:style-name="P4">[root@dinfo133 ~]# exit</text:p>
      <text:p text:style-name="P4">logout</text:p>
      <text:p text:style-name="P4">[root@dinfo133 ~]# </text:p>
      <text:p text:style-name="P4"/>
      <text:p text:style-name="P4">2) La commande '' xeyes '' ouvre un programme, ce sont deux yeux qui suivent du regard le pointeur de la souris.</text:p>
      <text:p text:style-name="P4"/>
      <text:p text:style-name="P4">3) Lorsque on arrête le processus, il se ferme.</text:p>
      <text:p text:style-name="P4"/>
      <text:p text:style-name="P4">4) Lorsqu'on suspend le programme ( grâce a Ctrl +Z ), la fenêtre reste ouvert mais les yeux ne suivent plus le pointeur de la souris.</text:p>
      <text:p text:style-name="P4"/>
      <text:p text:style-name="P4">5) Lorsque l'on relance le processus en avant plan avec ( fg ), les yeux suivent de nouveaux <text:s/>notre point de la souris.</text:p>
      <text:p text:style-name="P4"/>
      <text:p text:style-name="P4">6) Lorsqu'on le suspend et que nous le mettons en arrière plan celui ci fonctionne quand même, cependant il dois être remit en avant plan pour le fermer.</text:p>
      <text:p text:style-name="P4">La commande '' jobs '' nous montre la même chose : [root@dinfo133 ~]# jobs</text:p>
      <text:p text:style-name="P4">[2]+ <text:s/>Running <text:s text:c="16"/>xeyes &amp;</text:p>
      <text:p text:style-name="P4"/>
      <text:p text:style-name="P4">7) Pour la lancer on fait :'' gcalctool &amp; ''</text:p>
      <text:p text:style-name="P4"/>
      <text:p text:style-name="P4">8) Pour le fermer depuis un autre terminal, nous devont savoir PID, et nous faisons la commande '' kill PID ''.</text:p>
      <text:p text:style-name="P4"/>
      <text:p text:style-name="P3">Question 4</text:p>
      <text:p text:style-name="P3"/>
      <text:p text:style-name="P4">1) Pour afficher la liste des processus appartenant a votre utilisateur on utilise la commande '' ps -u ''.</text:p>
      <text:p text:style-name="P4"><text:soft-page-break/>[root@dinfo133 ~]# ps -u</text:p>
      <text:p text:style-name="P4">Warning: bad syntax, perhaps a bogus '-'? See /usr/share/doc/procps-3.2.8/FAQ</text:p>
      <text:p text:style-name="P4">USER <text:s text:c="6"/>PID %CPU %MEM <text:s text:c="3"/>VSZ <text:s text:c="2"/>RSS TTY <text:s text:c="5"/>STAT START <text:s text:c="2"/>TIME COMMAND</text:p>
      <text:p text:style-name="P4">root <text:s text:c="5"/>2668 <text:s/>0.0 <text:s/>0.0 <text:s text:c="2"/>4064 <text:s text:c="2"/>536 tty2 <text:s text:c="4"/>Ss+ <text:s/>09:41 <text:s text:c="2"/>0:00 /sbin/mingetty</text:p>
      <text:p text:style-name="P4">root <text:s text:c="5"/>2673 <text:s/>0.0 <text:s/>0.0 <text:s text:c="2"/>4064 <text:s text:c="2"/>540 tty3 <text:s text:c="4"/>Ss+ <text:s/>09:41 <text:s text:c="2"/>0:00 /sbin/mingetty</text:p>
      <text:p text:style-name="P4">root <text:s text:c="5"/>2677 <text:s/>0.0 <text:s/>0.0 <text:s text:c="2"/>4064 <text:s text:c="2"/>544 tty4 <text:s text:c="4"/>Ss+ <text:s/>09:41 <text:s text:c="2"/>0:00 /sbin/mingetty</text:p>
      <text:p text:style-name="P4">root <text:s text:c="5"/>2683 <text:s/>0.0 <text:s/>0.0 <text:s text:c="2"/>4064 <text:s text:c="2"/>544 tty5 <text:s text:c="4"/>Ss+ <text:s/>09:41 <text:s text:c="2"/>0:00 /sbin/mingetty</text:p>
      <text:p text:style-name="P4">root <text:s text:c="5"/>2687 <text:s/>0.0 <text:s/>0.0 <text:s text:c="2"/>4064 <text:s text:c="2"/>540 tty6 <text:s text:c="4"/>Ss+ <text:s/>09:41 <text:s text:c="2"/>0:00 /sbin/mingetty</text:p>
      <text:p text:style-name="P4">root <text:s text:c="5"/>2707 <text:s/>1.7 <text:s/>0.2 142036 21012 tty1 <text:s text:c="4"/>Ss+ <text:s/>09:41 <text:s text:c="2"/>1:04 /usr/bin/Xorg :</text:p>
      <text:p text:style-name="P4">root <text:s text:c="5"/>3446 <text:s/>0.0 <text:s/>0.0 108616 <text:s/>1960 pts/0 <text:s text:c="3"/>Ss <text:s text:c="2"/>09:43 <text:s text:c="2"/>0:00 bash</text:p>
      <text:p text:style-name="P4">root <text:s text:c="5"/>3531 <text:s/>0.0 <text:s/>0.0 100916 <text:s text:c="2"/>576 pts/0 <text:s text:c="3"/>S <text:s text:c="3"/>09:52 <text:s text:c="2"/>0:00 sleep 4000</text:p>
      <text:p text:style-name="P4">root <text:s text:c="5"/>3693 <text:s/>0.0 <text:s/>0.0 103336 <text:s text:c="2"/>852 pts/0 <text:s text:c="3"/>T <text:s text:c="3"/>10:09 <text:s text:c="2"/>0:00 grep sleep</text:p>
      <text:p text:style-name="P4">root <text:s text:c="5"/>3822 <text:s/>0.0 <text:s/>0.0 163400 <text:s/>1960 pts/0 <text:s text:c="3"/>S <text:s text:c="3"/>10:22 <text:s text:c="2"/>0:00 su -</text:p>
      <text:p text:style-name="P4">root <text:s text:c="5"/>3825 <text:s/>0.0 <text:s/>0.0 108380 <text:s/>1844 pts/0 <text:s text:c="3"/>S <text:s text:c="3"/>10:22 <text:s text:c="2"/>0:00 -bash</text:p>
      <text:p text:style-name="P4">root <text:s text:c="5"/>6756 <text:s/>0.0 <text:s/>0.0 163400 <text:s/>1964 pts/0 <text:s text:c="3"/>S <text:s text:c="3"/>10:32 <text:s text:c="2"/>0:00 su -</text:p>
      <text:p text:style-name="P4">root <text:s text:c="5"/>6759 <text:s/>0.0 <text:s/>0.0 108520 <text:s/>1944 pts/0 <text:s text:c="3"/>S <text:s text:c="3"/>10:32 <text:s text:c="2"/>0:00 -bash</text:p>
      <text:p text:style-name="P4">root <text:s text:c="5"/>6857 <text:s/>0.0 <text:s/>0.0 110244 <text:s/>1148 pts/0 <text:s text:c="3"/>R+ <text:s text:c="2"/>10:41 <text:s text:c="2"/>0:00 ps -u</text:p>
      <text:p text:style-name="P4"/>
      <text:p text:style-name="P4">2) On fais la commande : '' ps -u | grep bash ''.</text:p>
      <text:p text:style-name="P4"/>
      <text:p text:style-name="P4">[root@dinfo133 ~]# ps -u |grep bash</text:p>
      <text:p text:style-name="P4">Warning: bad syntax, perhaps a bogus '-'? See /usr/share/doc/procps-3.2.8/FAQ</text:p>
      <text:p text:style-name="P4">root <text:s text:c="5"/>3446 <text:s/>0.0 <text:s/>0.0 108616 <text:s/>1960 pts/0 <text:s text:c="3"/>Ss <text:s text:c="2"/>09:43 <text:s text:c="2"/>0:00 bash</text:p>
      <text:p text:style-name="P4">root <text:s text:c="5"/>3825 <text:s/>0.0 <text:s/>0.0 108380 <text:s/>1844 pts/0 <text:s text:c="3"/>S <text:s text:c="3"/>10:22 <text:s text:c="2"/>0:00 -bash</text:p>
      <text:p text:style-name="P4">root <text:s text:c="5"/>6759 <text:s/>0.0 <text:s/>0.0 108520 <text:s/>1944 pts/0 <text:s text:c="3"/>S <text:s text:c="3"/>10:32 <text:s text:c="2"/>0:00 -bash</text:p>
      <text:p text:style-name="P4">root <text:s text:c="5"/>6869 <text:s/>0.0 <text:s/>0.0 103336 <text:s text:c="2"/>852 pts/0 <text:s text:c="3"/>S+ <text:s text:c="2"/>10:43 <text:s text:c="2"/>0:00 grep bash </text:p>
      <text:p text:style-name="P4"/>
      <text:p text:style-name="P4">3) Pour lancer la calculatrice on tape dans le terminal : '' gcalctool &amp; ''.</text:p>
      <text:p text:style-name="P4">[root@dinfo133 ~]# gcalctool &amp;</text:p>
      <text:p text:style-name="P4">[1] 6874</text:p>
      <text:p text:style-name="P4"/>
      <text:p text:style-name="P4">4) On cherche d'abord le PID du processus de la calculatrice.</text:p>
      <text:p text:style-name="P4">[root@dinfo133 ~]# ps aux | grep calctool</text:p>
      <text:p text:style-name="P4">root <text:s text:c="5"/>3830 <text:s/>0.1 <text:s/>0.1 286608 14144 pts/0 <text:s text:c="3"/>S <text:s text:c="3"/>09:25 <text:s text:c="2"/>0:00 gcalctool</text:p>
      <text:p text:style-name="P4">root <text:s text:c="5"/>3912 <text:s/>0.0 <text:s/>0.0 103336 <text:s text:c="2"/>884 pts/0 <text:s text:c="3"/>S+ <text:s text:c="2"/>09:34 <text:s text:c="2"/>0:00 grep calctool</text:p>
      <text:p text:style-name="P4"/>
      <text:p text:style-name="P4">Ensuite on affiche dans l'arborescence grace a son PID.</text:p>
      <text:p text:style-name="P4">[root@dinfo133 ~]# pstree -H 3830 </text:p>
      <text:p text:style-name="P4"/>
      <text:p text:style-name="P4"/>
      <text:p text:style-name="P4">5) [root@dinfo133 ~]# ps aux | grep bash</text:p>
      <text:p text:style-name="P4">root <text:s text:c="5"/>3813 <text:s/>0.0 <text:s/>0.0 108352 <text:s/>1860 pts/0 <text:s text:c="3"/>Ss <text:s text:c="2"/>09:24 <text:s text:c="2"/>0:00 bash</text:p>
      <text:p text:style-name="P4">root <text:s text:c="5"/>3947 <text:s/>0.0 <text:s/>0.0 103336 <text:s text:c="2"/>880 pts/0 <text:s text:c="3"/>S+ <text:s text:c="2"/>09:37 <text:s text:c="2"/>0:00 grep bash</text:p>
      <text:p text:style-name="P4">[root@dinfo133 ~]# kill 3813</text:p>
      <text:p text:style-name="P4">[root@dinfo133 ~]# </text:p>
      <text:p text:style-name="P4"/>
      <text:p text:style-name="P4">Apres avoir rechercher son PID, et l'avoir '' tué '', il ne se passe rien pour bash.</text:p>
      <text:p text:style-name="P4"/>
      <text:p text:style-name="P4">6) On affiche tout les processus grâce a la commande : '' ps -A ''</text:p>
      <text:p text:style-name="P4"/>
      <text:p text:style-name="P4">Et nous voyons en effet que init est le PID n°1, et qu'il est donc le processus père.</text:p>
      <text:p text:style-name="P4">[root@dinfo133 ~]# ps -A</text:p>
      <text:p text:style-name="P4"><text:soft-page-break/><text:s text:c="2"/>PID TTY <text:s text:c="9"/>TIME CMD</text:p>
      <text:p text:style-name="P4"><text:s text:c="4"/>1 ? <text:s text:c="7"/>00:00:00 init</text:p>
      <text:p text:style-name="P4"/>
      <text:p text:style-name="P4"/>
      <text:p text:style-name="P3">Question 5</text:p>
      <text:p text:style-name="P3"/>
      <text:p text:style-name="P4">1) La commande top nous affiche les processus actuellement en cours ou en sommeil. Sur les premières lignes il y a</text:p>
      <text:p text:style-name="P4">- <text:span text:style-name="T1">PID:</text:span> C'est '' l'identifiant '' du processus.</text:p>
      <text:p text:style-name="P4">-<text:span text:style-name="T1">USER:</text:span> L'utilisateur du processus.</text:p>
      <text:p text:style-name="P4">-<text:span text:style-name="T1">PR :</text:span> La priorité de la tâche)</text:p>
      <text:p text:style-name="P4">-<text:span text:style-name="T1">NI :</text:span> </text:p>
      <text:p text:style-name="P4">-<text:span text:style-name="T1">VIRT :</text:span> Taille virtuelle d'un processus.</text:p>
      <text:p text:style-name="P4"><text:span text:style-name="T1">-RES :</text:span> C'est la mémoire physique occupée par le processus. </text:p>
      <text:p text:style-name="P4">-<text:span text:style-name="T1">SHR :</text:span> </text:p>
      <text:p text:style-name="P4"><text:span text:style-name="T1">-S :</text:span> C'est le statut du processus, il y plusieurs valeurs possibles : S, D, R et ouT.</text:p>
      <text:p text:style-name="P4"><text:span text:style-name="T1">-%CPU </text:span>: pourcentage d'utilisation du processeur )</text:p>
      <text:p text:style-name="P4">-<text:span text:style-name="T1">%MEM :</text:span> pourcentage d'utilisation de la mémorie )</text:p>
      <text:p text:style-name="P4">-<text:span text:style-name="T1">TIME</text:span>+ : Temps depuis le lancement du processus.</text:p>
      <text:p text:style-name="P4">-<text:span text:style-name="T1">COMMAND :</text:span> Commande faite pour lancer le processus.</text:p>
      <text:p text:style-name="P4"/>
      <text:p text:style-name="P4">Les processus sont triés selon le %CPU, soit l'utilisation du CPU (processeur) exprimé en pourcentage. </text:p>
      <text:p text:style-name="P4"/>
      <text:p text:style-name="P4"/>
      <text:p text:style-name="P4">2),3) &amp; 4) Lorsqu'on lance un nouveau programme, il s'affiche sur le terminal. Et il est actualisé en temps réel,et affiche les programmes que l'on vient d'ouvrir.</text:p>
      <text:p text:style-name="P4">On peut donc dire que cette commande permet de voir les processus lancé et voir ce qu'ils '' consomment '' comme ressources.</text:p>
      <text:p text:style-name="P4"/>
      <text:p text:style-name="P4">5) La commande free permet de voir les ressources totales, les ressources actuellement utilisées sur l'ordinateur et ce qui est encore disponible, contrairement a la commande top, elle n'affiche pas les ressources utilisées processus par processus.</text:p>
      <text:p text:style-name="P4"/>
      <text:p text:style-name="P4">6) Pour afficher le résultat avec des Mo on effectue la commande : '' free -m '' et pour les Go c'est '' free – g ''.</text:p>
      <text:p text:style-name="P4"><text:s/></text:p>
      <text:p text:style-name="P5"/>
      <text:p text:style-name="P3"/>
      <text:p text:style-name="P3">Question 6</text:p>
      <text:p text:style-name="P3"/>
      <text:p text:style-name="P4">1) '' adduser user2 '' pour créer l'utilisateur et '' passwd <text:s/>user2 '' pour définir son mot de passe.</text:p>
      <text:p text:style-name="P4"/>
      <text:p text:style-name="P4">2) Je fait Ctrl + Alt + F5 afin d'accéder au télétype TTY5.</text:p>
      <text:p text:style-name="P4"/>
      <text:p text:style-name="P4">3) Pour créer un fichier file.txt j'effectue la commande : '' vi file.txt ''. </text:p>
      <text:p text:style-name="P4"/>
      <text:p text:style-name="P4">4) On voit bien que vi est lancé :</text:p>
      <text:p text:style-name="P4">[etude@dinfo133 ~]$ ps aux | grep vi</text:p>
      <text:p text:style-name="P4">user2 <text:s text:c="4"/>6027 <text:s/>0.0 <text:s/>0.0 141504 <text:s/>5072 tty5 <text:s text:c="4"/>S+ <text:s text:c="2"/>10:25 <text:s text:c="2"/>0:00 vim file.txt</text:p>
      <text:p text:style-name="P4">etude <text:s text:c="4"/>6103 <text:s/>0.0 <text:s/>0.0 103336 <text:s text:c="2"/>884 pts/0 <text:s text:c="3"/>S+ <text:s text:c="2"/>10:34 <text:s text:c="2"/>0:00 grep vi</text:p>
      <text:p text:style-name="P4"/>
      <text:p text:style-name="P4"><text:soft-page-break/></text:p>
      <text:p text:style-name="P4">5) [root@dinfo133 ~]# kill 6027</text:p>
      <text:p text:style-name="P4">[root@dinfo133 ~]# ps aux | grep vi</text:p>
      <text:p text:style-name="P4">root <text:s text:c="5"/>8633 <text:s/>0.0 <text:s/>0.0 103336 <text:s text:c="2"/>884 pts/0 <text:s text:c="3"/>S+ <text:s text:c="2"/>10:37 <text:s text:c="2"/>0:00 grep vi</text:p>
      <text:p text:style-name="P4"/>
      <text:p text:style-name="P4">On voit bien que nous avons réussi a '' tuer '' le processus, celui ci n'est plus lancé.</text:p>
      <text:p text:style-name="P3"/>
      <text:p text:style-name="P3"/>
      <text:p text:style-name="P3"/>
      <text:p text:style-name="P3"/>
      <text:p text:style-name="P3">Question 7</text:p>
      <text:p text:style-name="P3"/>
      <text:p text:style-name="P4">1)</text:p>
      <text:p text:style-name="P4"/>
      <text:p text:style-name="P4">2)</text:p>
      <text:p text:style-name="P4"/>
      <text:p text:style-name="P4">3)</text:p>
      <text:p text:style-name="P4"/>
      <text:p text:style-name="P4">4)</text:p>
      <text:p text:style-name="P4"/>
      <text:p text:style-name="P4">5)</text:p>
      <text:p text:style-name="P4"/>
      <text:p text:style-name="P4">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0-17T09:25:20.404039176</meta:creation-date>
    <dc:date>2016-11-14T09:27:01</dc:date>
    <dc:creator>MENGUELTI Hacene</dc:creator>
    <meta:editing-duration>PT1H52M34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5" meta:paragraph-count="147" meta:word-count="1384" meta:character-count="8020" meta:non-whitespace-character-count="6153"/>
  </office:meta>
</office:document-meta>
</file>